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sk" fo:country="SK"/>
    </style:style>
    <style:style style:name="T3" style:parent-style-name="DefaultParagraphFont" style:family="text">
      <style:text-properties fo:language="sk" fo:country="SK"/>
    </style:style>
    <style:style style:name="T4" style:parent-style-name="DefaultParagraphFont" style:family="text">
      <style:text-properties fo:language="sk" fo:country="SK"/>
    </style:style>
    <style:style style:name="T5" style:parent-style-name="DefaultParagraphFont" style:family="text">
      <style:text-properties fo:language="sk" fo:country="SK"/>
    </style:style>
    <style:style style:name="T6" style:parent-style-name="DefaultParagraphFont" style:family="text">
      <style:text-properties fo:language="sk" fo:country="SK"/>
    </style:style>
    <style:style style:name="T7" style:parent-style-name="DefaultParagraphFont" style:family="text">
      <style:text-properties fo:language="sk" fo:country="SK"/>
    </style:style>
    <style:style style:name="T8" style:parent-style-name="DefaultParagraphFont" style:family="text">
      <style:text-properties fo:language="sk" fo:country="SK"/>
    </style:style>
    <style:style style:name="T9" style:parent-style-name="DefaultParagraphFont" style:family="text">
      <style:text-properties fo:language="sk" fo:country="SK"/>
    </style:style>
    <style:style style:name="T10" style:parent-style-name="DefaultParagraphFont" style:family="text">
      <style:text-properties fo:language="sk" fo:country="SK"/>
    </style:style>
    <style:style style:name="T11" style:parent-style-name="DefaultParagraphFont" style:family="text">
      <style:text-properties fo:language="sk" fo:country="SK"/>
    </style:style>
    <style:style style:name="T12" style:parent-style-name="DefaultParagraphFont" style:family="text">
      <style:text-properties fo:language="sk" fo:country="SK"/>
    </style:style>
    <style:style style:name="T13" style:parent-style-name="DefaultParagraphFont" style:family="text">
      <style:text-properties fo:language="sk" fo:country="SK"/>
    </style:style>
    <style:style style:name="T14" style:parent-style-name="DefaultParagraphFont" style:family="text">
      <style:text-properties fo:language="sk" fo:country="SK"/>
    </style:style>
    <style:style style:name="T15" style:parent-style-name="DefaultParagraphFont" style:family="text">
      <style:text-properties fo:language="sk" fo:country="SK"/>
    </style:style>
    <style:style style:name="T16" style:parent-style-name="DefaultParagraphFont" style:family="text">
      <style:text-properties fo:language="sk" fo:country="SK"/>
    </style:style>
    <style:style style:name="T17" style:parent-style-name="DefaultParagraphFont" style:family="text">
      <style:text-properties fo:language="sk" fo:country="SK"/>
    </style:style>
    <style:style style:name="T18" style:parent-style-name="DefaultParagraphFont" style:family="text">
      <style:text-properties fo:language="sk" fo:country="SK"/>
    </style:style>
    <style:style style:name="T19" style:parent-style-name="DefaultParagraphFont" style:family="text">
      <style:text-properties fo:language="sk" fo:country="SK"/>
    </style:style>
    <style:style style:name="T20" style:parent-style-name="DefaultParagraphFont" style:family="text">
      <style:text-properties fo:language="sk" fo:country="SK"/>
    </style:style>
    <style:style style:name="T21" style:parent-style-name="DefaultParagraphFont" style:family="text">
      <style:text-properties fo:language="sk" fo:country="SK"/>
    </style:style>
  </office:automatic-styles>
  <office:body>
    <office:text text:use-soft-page-breaks="true">
      <text:p text:style-name="P1"><text:span text:style-name="T2">Sme aplikácia, ktorá sa zameriava na komun</text:span><text:span text:style-name="T3">i</text:span><text:span text:style-name="T4">tnú pomoc. Pomocou našej aplikácie sa dajú</text:span><text:span text:style-name="T5"><text:s/>riešiť problémy alebo sa dajú opraviť. Nemusia sa riešiť len materiálne problémy.<text:s/></text:span><text:span text:style-name="T6">Ak si<text:s/></text:span><text:span text:style-name="T7">všimne problém alebo niečo</text:span><text:span text:style-name="T8"><text:s/>čo sa vám</text:span><text:span text:style-name="T9"><text:s/>nepáči, tak to<text:s/></text:span><text:span text:style-name="T10">potom<text:s/></text:span><text:span text:style-name="T11">môže</text:span><text:span text:style-name="T12">te</text:span><text:span text:style-name="T13"><text:s/>dať na náš web.</text:span><text:span text:style-name="T14"><text:s/>Na náš web to uverejnite týmto spôsobom. Musíte si vytvoriť new regest a ten vytvoríte pomocou formulára, ktorý musíte vyplniť a odoslať. Na riešenie sa ľudia zbierajú aj malými sumami</text:span><text:span text:style-name="T15">,</text:span><text:span text:style-name="T16"><text:s/>ale<text:s/></text:span><text:span text:style-name="T17">príspevok</text:span><text:span text:style-name="T18"><text:s/>nie je<text:s/></text:span><text:span text:style-name="T19">nijako</text:span><text:span text:style-name="T20"><text:s/>obmed</text:span><text:span text:style-name="T21">zený. Zbieranie je riešené tým spôsobom že to odovzdáš buď autorovi príspevku alebo pokladníkovi, ktorého určí autor príspevku. Niekomu možno ta suma stačí na riešenie problému. Môže sa prihlásiť autorovi príspevku. Autor príspevku alebo pokladník potom musia peniaze vyzbierať. Keď problém bude vyriešený, ten čo ho vyriešil musí dať dôkaz, že to tak je a peniaze mu budú vyplaten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 szerda</meta:initial-creator>
    <dc:creator>stefan szerda</dc:creator>
    <meta:creation-date>2020-04-07T07:29:00Z</meta:creation-date>
    <dc:date>2020-04-07T08:01:00Z</dc:date>
    <meta:template xlink:href="Normal" xlink:type="simple"/>
    <meta:editing-cycles>1</meta:editing-cycles>
    <meta:editing-duration>PT1920S</meta:editing-duration>
    <meta:document-statistic meta:page-count="1" meta:paragraph-count="1" meta:word-count="128" meta:character-count="857" meta:row-count="6" meta:non-whitespace-character-count="730"/>
  </office:meta>
</office:document-meta>
</file>